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46in"/>
    </style:style>
    <style:style style:name="co5" style:family="table-column">
      <style:table-column-properties fo:break-before="auto" style:column-width="1.07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2.41pt double #000000" style:border-line-width-bottom="0.0083in 0.0083in 0.0165in" fo:border-left="none" fo:border-right="0.06pt double #000000" style:border-line-width-right="0in 0.0016in 0.0008in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2.41pt double #000000" style:border-line-width-bottom="0.0083in 0.0083in 0.0165in" fo:border-left="0.06pt double #000000" style:border-line-width-left="0in 0.0016in 0.0008in" fo:border-right="0.06pt double #000000" style:border-line-width-right="0in 0.0016in 0.0008in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2.41pt double #000000" style:border-line-width-bottom="0.0083in 0.0083in 0.0165in" fo:border-left="0.06pt double #000000" style:border-line-width-left="0in 0.0016in 0.0008in" fo:border-right="none" fo:border-top="none"/>
    </style:style>
    <style:style style:name="ce17" style:family="table-cell" style:parent-style-name="Default" style:data-style-name="N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2.41pt double #000000" style:border-line-width-bottom="0.0083in 0.0083in 0.0165in" fo:border-left="none" fo:border-right="0.06pt solid #000000" fo:border-top="none"/>
    </style:style>
    <style:style style:name="ce24" style:family="table-cell" style:parent-style-name="Default">
      <style:table-cell-properties fo:border-bottom="2.41pt double #000000" style:border-line-width-bottom="0.0083in 0.0083in 0.0165in" fo:border-left="0.06pt solid #000000" fo:border-right="0.06pt solid #000000" fo:border-top="none"/>
    </style:style>
    <style:style style:name="ce25" style:family="table-cell" style:parent-style-name="Default">
      <style:table-cell-properties fo:border-bottom="2.41pt double #000000" style:border-line-width-bottom="0.0083in 0.0083in 0.0165in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3">
          <table:table-cell table:style-name="ce1" office:value-type="string" calcext:value-type="string">
            <text:p>Maturity</text:p>
          </table:table-cell>
          <table:table-cell table:style-name="ce7" office:value-type="string" calcext:value-type="string">
            <text:p>Annual coupon ($)</text:p>
          </table:table-cell>
          <table:table-cell table:style-name="ce7" office:value-type="string" calcext:value-type="string">
            <text:p>Bond price</text:p>
          </table:table-cell>
          <table:table-cell table:style-name="ce7" office:value-type="string" calcext:value-type="string">
            <text:p>DF</text:p>
          </table:table-cell>
          <table:table-cell table:style-name="ce21" office:value-type="string" calcext:value-type="string">
            <text:p>Zero Rate (CC)</text:p>
          </table:table-cell>
          <table:table-cell table:number-columns-repeated="6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9" calcext:value-type="float">
            <text:p>99</text:p>
          </table:table-cell>
          <table:table-cell table:style-name="ce13" table:formula="of:=[.C2]/100" office:value-type="float" office:value="0.99" calcext:value-type="float">
            <text:p>0.990</text:p>
          </table:table-cell>
          <table:table-cell table:style-name="ce22" table:formula="of:=-LN([.D2])/[.A2]" office:value-type="percentage" office:value="0.0201006717070029" calcext:value-type="percentage">
            <text:p>2.010%</text:p>
          </table:table-cell>
          <table:table-cell table:number-columns-repeated="6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7.5" calcext:value-type="float">
            <text:p>97.5</text:p>
          </table:table-cell>
          <table:table-cell table:style-name="ce13" table:formula="of:=[.C3]/100" office:value-type="float" office:value="0.975" calcext:value-type="float">
            <text:p>0.975</text:p>
          </table:table-cell>
          <table:table-cell table:style-name="ce22" table:formula="of:=-LN([.D3])/[.A3]" office:value-type="percentage" office:value="0.0253178079842899" calcext:value-type="percentage">
            <text:p>2.532%</text:p>
          </table:table-cell>
          <table:table-cell table:number-columns-repeated="6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102" calcext:value-type="float">
            <text:p>102</text:p>
          </table:table-cell>
          <table:table-cell table:style-name="ce13" table:formula="of:=([.C4]-[.D2]*[.B4]/2-[.D3]*[.B4]/2)/(100+[.B4]/2)" office:value-type="float" office:value="0.926041162227603" calcext:value-type="float">
            <text:p>0.926</text:p>
          </table:table-cell>
          <table:table-cell table:style-name="ce22" table:formula="of:=-LN([.D4])/[.A4]" office:value-type="percentage" office:value="0.0512243957828159" calcext:value-type="percentage">
            <text:p>5.122%</text:p>
          </table:table-cell>
          <table:table-cell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10" calcext:value-type="float">
            <text:p>110</text:p>
          </table:table-cell>
          <table:table-cell table:style-name="ce13" table:formula="of:=([.C5]-[.B5]*[.D2]/2-[.B5]*[.D3]/2-[.B5]*[.D4]/2)/(100+[.B5]/2)" office:value-type="float" office:value="0.928136983444744" calcext:value-type="float">
            <text:p>0.928</text:p>
          </table:table-cell>
          <table:table-cell table:style-name="ce22" table:formula="of:=-LN([.D5])/[.A5]" office:value-type="percentage" office:value="0.0372879728094039" calcext:value-type="percentage">
            <text:p>3.729%</text:p>
          </table:table-cell>
          <table:table-cell table:number-columns-repeated="6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style-name="ce3" office:value-type="string" calcext:value-type="string">
            <text:p>Portfolio A</text:p>
          </table:table-cell>
          <table:table-cell table:number-columns-repeated="4"/>
          <table:table-cell table:style-name="ce3" office:value-type="string" calcext:value-type="string">
            <text:p>Portfolio B</text:p>
          </table:table-cell>
          <table:table-cell table:number-columns-repeated="3"/>
          <table:table-cell table:style-name="ce3" office:value-type="string" calcext:value-type="string">
            <text:p>Yield</text:p>
          </table:table-cell>
          <table:table-cell table:style-name="ce27" office:value-type="percentage" office:value="0.1" calcext:value-type="percentage">
            <text:p>10.00%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/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table:formula="of:=[.B13]*EXP(-[.A13]*[.$K$10])" office:value-type="float" office:value="1809.67483607192" calcext:value-type="float">
            <text:p>1809.67</text:p>
          </table:table-cell>
          <table:table-cell table:style-name="ce15" table:formula="of:=[.A13]*[.C13]/[.C13]" office:value-type="float" office:value="1" calcext:value-type="float">
            <text:p>1</text:p>
          </table:table-cell>
          <table:table-cell/>
          <table:table-cell table:style-name="ce23" office:value-type="float" office:value="5.95" calcext:value-type="float">
            <text:p>5.95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table:formula="of:=[.G13]*EXP(-[.F13]*[.$K$10])" office:value-type="float" office:value="2757.81282933915" calcext:value-type="float">
            <text:p>2757.81</text:p>
          </table:table-cell>
          <table:table-cell table:style-name="ce25" table:formula="of:=[.F13]*[.H13]/[.H13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table:formula="of:=[.B14]*EXP(-[.A14]*[.$K$10])" office:value-type="float" office:value="2207.27664702865" calcext:value-type="float">
            <text:p>2207.28</text:p>
          </table:table-cell>
          <table:table-cell table:style-name="ce16" table:formula="of:=[.A14]*[.C14]/[.C14]" office:value-type="float" office:value="10" calcext:value-type="float">
            <text:p>10</text:p>
          </table:table-cell>
          <table:table-cell/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[.H13]" office:value-type="float" office:value="2757.81282933915" calcext:value-type="float">
            <text:p>2757.81</text:p>
          </table:table-cell>
          <table:table-cell table:style-name="ce26" table:formula="of:=[.I13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SUM([.C13:.C14])" office:value-type="float" office:value="4016.95148310057" calcext:value-type="float">
            <text:p>4016.95</text:p>
          </table:table-cell>
          <table:table-cell table:style-name="ce17" table:formula="of:=[.D13]*[.C13]/[.C15]+[.D14]*[.C14]/[.C15]" office:value-type="float" office:value="5.9454144285368" calcext:value-type="float">
            <text:p>5.95</text:p>
          </table:table-cell>
          <table:table-cell table:number-columns-repeated="7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style-name="ce3" office:value-type="string" calcext:value-type="string">
            <text:p>Portfolio A</text:p>
          </table:table-cell>
          <table:table-cell table:number-columns-repeated="4"/>
          <table:table-cell table:style-name="ce3" office:value-type="string" calcext:value-type="string">
            <text:p>Portfolio B</text:p>
          </table:table-cell>
          <table:table-cell table:number-columns-repeated="3"/>
          <table:table-cell table:style-name="ce3" office:value-type="string" calcext:value-type="string">
            <text:p>Yield</text:p>
          </table:table-cell>
          <table:table-cell table:style-name="ce27" table:formula="of:=0.1+0.001" office:value-type="percentage" office:value="0.101" calcext:value-type="percentage">
            <text:p>10.10%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/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table:formula="of:=[.B22]*EXP(-[.A22]*[.$K$19])" office:value-type="float" office:value="1807.86606577173" calcext:value-type="float">
            <text:p>1807.87</text:p>
          </table:table-cell>
          <table:table-cell table:style-name="ce15" table:formula="of:=[.A22]*[.C22]/[.C22]" office:value-type="float" office:value="1" calcext:value-type="float">
            <text:p>1</text:p>
          </table:table-cell>
          <table:table-cell/>
          <table:table-cell table:style-name="ce23" office:value-type="float" office:value="5.95" calcext:value-type="float">
            <text:p>5.95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table:formula="of:=[.G22]*EXP(-[.F22]*[.$K$19])" office:value-type="float" office:value="2741.45256306292" calcext:value-type="float">
            <text:p>2741.45</text:p>
          </table:table-cell>
          <table:table-cell table:style-name="ce25" table:formula="of:=[.F22]*[.H22]/[.H22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table:formula="of:=[.B23]*EXP(-[.A23]*[.$K$19])" office:value-type="float" office:value="2185.31387742914" calcext:value-type="float">
            <text:p>2185.31</text:p>
          </table:table-cell>
          <table:table-cell table:style-name="ce16" table:formula="of:=[.A23]*[.C23]/[.C23]" office:value-type="float" office:value="10" calcext:value-type="float">
            <text:p>10</text:p>
          </table:table-cell>
          <table:table-cell/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[.H22]" office:value-type="float" office:value="2741.45256306292" calcext:value-type="float">
            <text:p>2741.45</text:p>
          </table:table-cell>
          <table:table-cell table:style-name="ce26" table:formula="of:=[.I22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SUM([.C22:.C23])" office:value-type="float" office:value="3993.17994320087" calcext:value-type="float">
            <text:p>3993.18</text:p>
          </table:table-cell>
          <table:table-cell table:style-name="ce17" table:formula="of:=[.D22]*[.C22]/[.C24]+[.D23]*[.C23]/[.C24]" office:value-type="float" office:value="5.92535402276334" calcext:value-type="float">
            <text:p>5.93</text:p>
          </table:table-cell>
          <table:table-cell table:number-columns-repeated="7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number-columns-repeated="2"/>
          <table:table-cell table:style-name="ce3"/>
          <table:table-cell table:style-name="ce18" office:value-type="string" calcext:value-type="string">
            <text:p>Diff (log)</text:p>
          </table:table-cell>
          <table:table-cell table:style-name="ce18" office:value-type="string" calcext:value-type="string">
            <text:p>Diff (disc)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ortfolio A</text:p>
          </table:table-cell>
          <table:table-cell table:style-name="ce19" table:formula="of:=LN([.C24]/[.C15])" office:value-type="percentage" office:value="-0.00593538568131801" calcext:value-type="percentage">
            <text:p>-0.594%</text:p>
          </table:table-cell>
          <table:table-cell table:style-name="ce19" table:formula="of:=[.C24]/[.C15]-1" office:value-type="percentage" office:value="-0.00591780607749748" calcext:value-type="percentage">
            <text:p>-0.592%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ortfolio B</text:p>
          </table:table-cell>
          <table:table-cell table:style-name="ce19" table:formula="of:=LN([.H23]/[.H14])" office:value-type="percentage" office:value="-0.00595000000000012" calcext:value-type="percentage">
            <text:p>-0.595%</text:p>
          </table:table-cell>
          <table:table-cell table:style-name="ce19" table:formula="of:=[.H23]/[.H14]-1" office:value-type="percentage" office:value="-0.00593233380531899" calcext:value-type="percentage">
            <text:p>-0.593%</text:p>
          </table:table-cell>
          <table:table-cell table:number-columns-repeated="6"/>
        </table:table-row>
        <table:table-row table:style-name="ro3" table:number-rows-repeated="4">
          <table:table-cell table:number-columns-repeated="11"/>
        </table:table-row>
        <table:table-row table:style-name="ro3">
          <table:table-cell table:style-name="ce3" office:value-type="string" calcext:value-type="string">
            <text:p>Portfolio A</text:p>
          </table:table-cell>
          <table:table-cell table:number-columns-repeated="4"/>
          <table:table-cell table:style-name="ce3" office:value-type="string" calcext:value-type="string">
            <text:p>Portfolio B</text:p>
          </table:table-cell>
          <table:table-cell table:number-columns-repeated="3"/>
          <table:table-cell table:style-name="ce3" office:value-type="string" calcext:value-type="string">
            <text:p>Yield</text:p>
          </table:table-cell>
          <table:table-cell table:style-name="ce27" office:value-type="percentage" office:value="0.15" calcext:value-type="percentage">
            <text:p>15.00%</text:p>
          </table:table-cell>
        </table:table-row>
        <table:table-row table:style-name="ro3">
          <table:table-cell table:number-columns-repeated="11"/>
        </table:table-row>
        <table:table-row table:style-name="ro3"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/>
          <table:table-cell table:style-name="ce4" office:value-type="string" calcext:value-type="string">
            <text:p>Maturity</text:p>
          </table:table-cell>
          <table:table-cell table:style-name="ce9" office:value-type="string" calcext:value-type="string">
            <text:p>FV</text:p>
          </table:table-cell>
          <table:table-cell table:style-name="ce9" office:value-type="string" calcext:value-type="string">
            <text:p>Price</text:p>
          </table:table-cell>
          <table:table-cell table:style-name="ce14" office:value-type="string" calcext:value-type="string">
            <text:p>Duration</text:p>
          </table:table-cell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table:formula="of:=[.B38]*EXP(-[.A38]*[.$K$35])" office:value-type="float" office:value="1721.41595285012" calcext:value-type="float">
            <text:p>1721.42</text:p>
          </table:table-cell>
          <table:table-cell table:style-name="ce15" table:formula="of:=[.A38]*[.C38]/[.C38]" office:value-type="float" office:value="1" calcext:value-type="float">
            <text:p>1</text:p>
          </table:table-cell>
          <table:table-cell/>
          <table:table-cell table:style-name="ce23" office:value-type="float" office:value="5.95" calcext:value-type="float">
            <text:p>5.95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table:formula="of:=[.G38]*EXP(-[.F38]*[.$K$35])" office:value-type="float" office:value="2048.15197800472" calcext:value-type="float">
            <text:p>2048.15</text:p>
          </table:table-cell>
          <table:table-cell table:style-name="ce25" table:formula="of:=[.F38]*[.H38]/[.H38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6" office:value-type="float" office:value="10" calcext:value-type="float">
            <text:p>10</text:p>
          </table:table-cell>
          <table:table-cell table:style-name="ce11" office:value-type="float" office:value="6000" calcext:value-type="float">
            <text:p>6000</text:p>
          </table:table-cell>
          <table:table-cell table:style-name="ce11" table:formula="of:=[.B39]*EXP(-[.A39]*[.$K$35])" office:value-type="float" office:value="1338.78096089058" calcext:value-type="float">
            <text:p>1338.78</text:p>
          </table:table-cell>
          <table:table-cell table:style-name="ce16" table:formula="of:=[.A39]*[.C39]/[.C39]" office:value-type="float" office:value="10" calcext:value-type="float">
            <text:p>10</text:p>
          </table:table-cell>
          <table:table-cell/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[.H38]" office:value-type="float" office:value="2048.15197800472" calcext:value-type="float">
            <text:p>2048.15</text:p>
          </table:table-cell>
          <table:table-cell table:style-name="ce26" table:formula="of:=[.I38]" office:value-type="float" office:value="5.95" calcext:value-type="float">
            <text:p>5.95</text:p>
          </table:table-cell>
          <table:table-cell table:number-columns-repeated="2"/>
        </table:table-row>
        <table:table-row table:style-name="ro3">
          <table:table-cell table:style-name="ce5"/>
          <table:table-cell table:style-name="ce12" office:value-type="string" calcext:value-type="string">
            <text:p>Total</text:p>
          </table:table-cell>
          <table:table-cell table:style-name="ce12" table:formula="of:=SUM([.C38:.C39])" office:value-type="float" office:value="3060.19691374069" calcext:value-type="float">
            <text:p>3060.2</text:p>
          </table:table-cell>
          <table:table-cell table:style-name="ce17" table:formula="of:=[.D38]*[.C38]/[.C40]+[.D39]*[.C39]/[.C40]" office:value-type="float" office:value="4.93733769023603" calcext:value-type="float">
            <text:p>4.94</text:p>
          </table:table-cell>
          <table:table-cell table:number-columns-repeated="7"/>
        </table:table-row>
        <table:table-row table:style-name="ro3" table:number-rows-repeated="3">
          <table:table-cell table:number-columns-repeated="11"/>
        </table:table-row>
        <table:table-row table:style-name="ro3">
          <table:table-cell table:number-columns-repeated="2"/>
          <table:table-cell table:style-name="ce3"/>
          <table:table-cell table:style-name="ce18" office:value-type="string" calcext:value-type="string">
            <text:p>Diff (log)</text:p>
          </table:table-cell>
          <table:table-cell table:style-name="ce18" office:value-type="string" calcext:value-type="string">
            <text:p>Diff (disc)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ortfolio A</text:p>
          </table:table-cell>
          <table:table-cell table:style-name="ce20" table:formula="of:=LN([.C40]/[.C15])" office:value-type="percentage" office:value="-0.272044012620888" calcext:value-type="percentage">
            <text:p>-27.20%</text:p>
          </table:table-cell>
          <table:table-cell table:style-name="ce20" table:formula="of:=[.C40]/[.C15]-1" office:value-type="percentage" office:value="-0.23817926937504" calcext:value-type="percentage">
            <text:p>-23.82%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>
            <text:p>Portfolio B</text:p>
          </table:table-cell>
          <table:table-cell table:style-name="ce20" table:formula="of:=LN([.H39]/[.H14])" office:value-type="percentage" office:value="-0.2975" calcext:value-type="percentage">
            <text:p>-29.75%</text:p>
          </table:table-cell>
          <table:table-cell table:style-name="ce20" table:formula="of:=[.H39]/[.H14]-1" office:value-type="percentage" office:value="-0.257327416779218" calcext:value-type="percentage">
            <text:p>-25.73%</text:p>
          </table:table-cell>
          <table:table-cell table:number-columns-repeated="6"/>
        </table:table-row>
        <table:table-row table:style-name="ro3" table:number-rows-repeated="1048529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percentage-style style:name="N123">
      <number:number number:decimal-places="3" number:min-integer-digits="1"/>
      <number:text>%</number:text>
    </number:percentage-style>
    <number:percentage-style style:name="N124">
      <number:number number:decimal-places="4" number:min-integer-digits="1"/>
      <number:text>%</number:text>
    </number:percentage-style>
    <number:number-style style:name="N125">
      <number:number number:decimal-places="4" number:min-integer-digits="1"/>
    </number:number-style>
    <number:number-style style:name="N126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M59S</meta:editing-duration>
    <meta:editing-cycles>10</meta:editing-cycles>
    <meta:generator>LibreOffice/4.1.1.2$Windows_x86 LibreOffice_project/7e4286b58adc75a14f6d83f53a03b6c11fa2903</meta:generator>
    <dc:date>2013-10-02T14:01:13.573000000</dc:date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